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Util.getObjectsWithAttributeType( Collection objects , Class attribute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Util.getClassesWithAttributeType( Collection classes , Class attribute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